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>
            <text:p>Belgiqu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perficie</text:p>
          </table:table-cell>
          <table:table-cell office:value-type="float" office:value="30688" calcext:value-type="float">
            <text:p>30688</text:p>
          </table:table-cell>
          <table:table-cell office:value-type="string" calcext:value-type="string">
            <text:p>km2</text:p>
          </table:table-cell>
          <table:table-cell table:number-columns-repeated="5"/>
          <table:table-cell office:value-type="string" calcext:value-type="string">
            <text:p>En 30 ans</text:p>
          </table:table-cell>
          <table:table-cell/>
          <table:table-cell office:value-type="string" calcext:value-type="string">
            <text:p>factory electricity pollu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ergy need</text:p>
          </table:table-cell>
          <table:table-cell table:formula="of:=650" office:value-type="float" office:value="650" calcext:value-type="float">
            <text:p>650</text:p>
          </table:table-cell>
          <table:table-cell office:value-type="string" calcext:value-type="string">
            <text:p>Twh/y</text:p>
          </table:table-cell>
          <table:table-cell office:value-type="string" calcext:value-type="string">
            <text:p>(2018 data)</text:p>
          </table:table-cell>
          <table:table-cell table:number-columns-repeated="4"/>
          <table:table-cell table:formula="of:=30*[.C4]" office:value-type="float" office:value="19500" calcext:value-type="float">
            <text:p>19500</text:p>
          </table:table-cell>
          <table:table-cell office:value-type="string" calcext:value-type="string">
            <text:p>Twh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]/365.24" office:value-type="float" office:value="1.77965173584492" calcext:value-type="float">
            <text:p>1.77965173584492</text:p>
          </table:table-cell>
          <table:table-cell office:value-type="string" calcext:value-type="string">
            <text:p>Twh/day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5]/24*1000" office:value-type="float" office:value="74.1521556602052" calcext:value-type="float">
            <text:p>74.1521556602052</text:p>
          </table:table-cell>
          <table:table-cell office:value-type="string" calcext:value-type="string">
            <text:p>GW (average)</text:p>
          </table:table-cell>
          <table:table-cell/>
          <table:table-cell table:formula="of:=0.7*[.C6]" office:value-type="float" office:value="51.9065089621436" calcext:value-type="float">
            <text:p>51.9065089621436</text:p>
          </table:table-cell>
          <table:table-cell table:formula="of:=1.3*[.C6]" office:value-type="float" office:value="96.3978023582667" calcext:value-type="float">
            <text:p>96.397802358266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vec du PV</text:p>
          </table:table-cell>
          <table:table-cell/>
          <table:table-cell office:value-type="string" calcext:value-type="string">
            <text:p>avec nuke</text:p>
          </table:table-cell>
          <table:table-cell/>
          <table:table-cell office:value-type="string" calcext:value-type="string">
            <text:p>rien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120*[.J4]*1000000000" office:value-type="float" office:value="2340000000000000" calcext:value-type="float">
            <text:p>2340000000000000</text:p>
          </table:table-cell>
          <table:table-cell office:value-type="string" calcext:value-type="string">
            <text:p>gCo2Eq</text:p>
          </table:table-cell>
          <table:table-cell table:formula="of:=12*[.J4]*1000000000" office:value-type="float" office:value="234000000000000" calcext:value-type="float">
            <text:p>234000000000000</text:p>
          </table:table-cell>
          <table:table-cell office:value-type="string" calcext:value-type="string">
            <text:p>gCo2Eq</text:p>
          </table:table-cell>
          <table:table-cell table:formula="of:=500*[.J4]*1000000000" office:value-type="float" office:value="9.75E+015" calcext:value-type="float">
            <text:p>9.75E+01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olar pannels</text:p>
          </table:table-cell>
          <table:table-cell table:number-columns-repeated="7"/>
          <table:table-cell table:formula="of:=[.J8]/1000000" office:value-type="float" office:value="2340000000" calcext:value-type="float">
            <text:p>2340000000</text:p>
          </table:table-cell>
          <table:table-cell office:value-type="string" calcext:value-type="string">
            <text:p>tonnes</text:p>
          </table:table-cell>
          <table:table-cell table:formula="of:=[.L8]/1000000" office:value-type="float" office:value="234000000" calcext:value-type="float">
            <text:p>234000000</text:p>
          </table:table-cell>
          <table:table-cell office:value-type="string" calcext:value-type="string">
            <text:p>tonnes</text:p>
          </table:table-cell>
          <table:table-cell table:formula="of:=[.N8]/1000000" office:value-type="float" office:value="9750000000" calcext:value-type="float">
            <text:p>9750000000</text:p>
          </table:table-cell>
          <table:table-cell office:value-type="string" calcext:value-type="string">
            <text:p>ton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iciency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wh/an.km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'=&gt;</text:p>
          </table:table-cell>
          <table:table-cell table:formula="of:=[.C4]/[.C10]" office:value-type="float" office:value="6500" calcext:value-type="float">
            <text:p>6500</text:p>
          </table:table-cell>
          <table:table-cell office:value-type="string" calcext:value-type="string">
            <text:p>km2 of solar pannels</text:p>
          </table:table-cell>
          <table:table-cell table:number-columns-repeated="5"/>
          <table:table-cell office:value-type="string" calcext:value-type="string">
            <text:p>100TWh stor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1]/[.C3]*100" office:value-type="float" office:value="21.1809176225235" calcext:value-type="float">
            <text:p>21.1809176225235</text:p>
          </table:table-cell>
          <table:table-cell office:value-type="string" calcext:value-type="string">
            <text:p>% of territory</text:p>
          </table:table-cell>
          <table:table-cell table:number-columns-repeated="5"/>
          <table:table-cell table:formula="of:=400*400*190000000000" office:value-type="float" office:value="3.04E+016" calcext:value-type="float">
            <text:p>3.04E+016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J12]/1000000" office:value-type="float" office:value="30400000000" calcext:value-type="float">
            <text:p>30400000000</text:p>
          </table:table-cell>
          <table:table-cell office:value-type="string" calcext:value-type="string">
            <text:p>ton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st day 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nstalled cap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stalled MW/km2</text:p>
          </table:table-cell>
          <table:table-cell table:number-columns-repeated="5"/>
          <table:table-cell table:formula="of:=([.J13]+[.J9])/1000000000" office:value-type="float" office:value="32.74" calcext:value-type="float">
            <text:p>32.74</text:p>
          </table:table-cell>
          <table:table-cell office:value-type="string" calcext:value-type="string">
            <text:p>GT</text:p>
          </table:table-cell>
          <table:table-cell table:formula="of:=[.L9]/1000000000" office:value-type="float" office:value="0.234" calcext:value-type="float">
            <text:p>0.234</text:p>
          </table:table-cell>
          <table:table-cell office:value-type="string" calcext:value-type="string">
            <text:p>GT</text:p>
          </table:table-cell>
          <table:table-cell table:formula="of:=[.N9]/1000000000" office:value-type="float" office:value="9.75" calcext:value-type="float">
            <text:p>9.75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d day efficiency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(en realite : 0.00315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'=&gt;</text:p>
          </table:table-cell>
          <table:table-cell table:formula="of:=[.C15]*[.C16]*24" office:value-type="float" office:value="102" calcext:value-type="float">
            <text:p>102</text:p>
          </table:table-cell>
          <table:table-cell office:value-type="string" calcext:value-type="string">
            <text:p>Produced Mwh/(km2 day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formula="of:=[.C5]/([.C17]/1000000)" office:value-type="float" office:value="17447.5660376953" calcext:value-type="float">
            <text:p>17447.5660376953</text:p>
          </table:table-cell>
          <table:table-cell office:value-type="string" calcext:value-type="string">
            <text:p>km2</text:p>
          </table:table-cell>
          <table:table-cell table:number-columns-repeated="3"/>
          <table:table-cell office:value-type="string" calcext:value-type="string">
            <text:p>1 gigafactor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wh/yea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9]/[.C3]*100" office:value-type="float" office:value="56.8546859935328" calcext:value-type="float">
            <text:p>56.8546859935328</text:p>
          </table:table-cell>
          <table:table-cell office:value-type="string" calcext:value-type="string">
            <text:p>% of territory</text:p>
          </table:table-cell>
          <table:table-cell table:number-columns-repeated="4"/>
          <table:table-cell table:formula="of:=[.I19]*30" office:value-type="float" office:value="4500" calcext:value-type="float">
            <text:p>4500</text:p>
          </table:table-cell>
          <table:table-cell office:value-type="string" calcext:value-type="string">
            <text:p>Gwh d’ici 20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0]/2" office:value-type="float" office:value="28.4273429967664" calcext:value-type="float">
            <text:p>28.4273429967664</text:p>
          </table:table-cell>
          <table:table-cell office:value-type="string" calcext:value-type="string">
            <text:p>If 2 fold improvement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ch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/>
          <table:table-cell office:value-type="string" calcext:value-type="string">
            <text:p>storage</text:p>
          </table:table-cell>
          <table:table-cell table:number-columns-repeated="10"/>
          <table:table-cell office:value-type="string" calcext:value-type="string">
            <text:p>gCo2Eq</text:p>
          </table:table-cell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infinite</text:p>
          </table:table-cell>
          <table:table-cell table:formula="of:=184*1000/5" office:value-type="float" office:value="36800" calcext:value-type="float">
            <text:p>36800</text:p>
          </table:table-cell>
          <table:table-cell office:value-type="string" calcext:value-type="string">
            <text:p>Coo like STEP</text:p>
          </table:table-cell>
          <table:table-cell table:number-columns-repeated="3"/>
          <table:table-cell office:value-type="string" calcext:value-type="string">
            <text:p>G PW</text:p>
          </table:table-cell>
          <table:table-cell office:value-type="string" calcext:value-type="string">
            <text:p>%be PV</text:p>
          </table:table-cell>
          <table:table-cell table:number-columns-repeated="2"/>
          <table:table-cell office:value-type="string" calcext:value-type="string">
            <text:p>% of solar used</text:p>
          </table:table-cell>
          <table:table-cell office:value-type="string" calcext:value-type="string">
            <text:p>bat capa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4*1000000000/14" office:value-type="float" office:value="13142857142.8571" calcext:value-type="float">
            <text:p>13142857142.8571</text:p>
          </table:table-cell>
          <table:table-cell office:value-type="string" calcext:value-type="string">
            <text:p>power walls</text:p>
          </table:table-cell>
          <table:table-cell table:number-columns-repeated="2"/>
          <table:table-cell table:formula="of:=6500*[.H25]*0.02" office:value-type="float" office:value="1708.57142857142" calcext:value-type="float">
            <text:p>1708.57142857142</text:p>
          </table:table-cell>
          <table:table-cell table:formula="of:=13142857142.8571/1000000000" office:value-type="float" office:value="13.1428571428571" calcext:value-type="float">
            <text:p>13.1428571428571</text:p>
          </table:table-cell>
          <table:table-cell table:formula="of:=7000/307" office:value-type="float" office:value="22.8013029315961" calcext:value-type="float">
            <text:p>22.8013029315961</text:p>
          </table:table-cell>
          <table:table-cell/>
          <table:table-cell office:value-type="string" calcext:value-type="string">
            <text:p>Plan 1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table:formula="of:=[.N$23]/3.3*[.$J$4]/1000000*100/[.$L25]+[.$M25]*400*[.N$23]/1000000" office:value-type="float" office:value="32.7636363636364" calcext:value-type="float">
            <text:p>32.7636363636364</text:p>
          </table:table-cell>
          <table:table-cell table:formula="of:=[.O$23]/3.3*[.$J$4]/1000000*100/[.$L25]+[.$M25]*400*[.O$23]/1000000" office:value-type="float" office:value="13.9245454545455" calcext:value-type="float">
            <text:p>13.9245454545455</text:p>
          </table:table-cell>
          <table:table-cell table:formula="of:=[.P$23]/3.3*[.$J$4]/1000000*100/[.$L25]+[.$M25]*400*[.P$23]/1000000" office:value-type="float" office:value="6.55272727272727" calcext:value-type="float">
            <text:p>6.55272727272727</text:p>
          </table:table-cell>
        </table:table-row>
        <table:table-row table:style-name="ro1">
          <table:table-cell table:number-columns-repeated="2"/>
          <table:table-cell table:formula="of:=1.15*0.714*[.C25]" office:value-type="float" office:value="10791600000" calcext:value-type="float">
            <text:p>10791600000</text:p>
          </table:table-cell>
          <table:table-cell office:value-type="string" calcext:value-type="string">
            <text:p>m2 of power walls</text:p>
          </table:table-cell>
          <table:table-cell table:number-columns-repeated="3"/>
          <table:table-cell table:formula="of:=6571428571.42857/1000000000" office:value-type="float" office:value="6.57142857142857" calcext:value-type="float">
            <text:p>6.57142857142857</text:p>
          </table:table-cell>
          <table:table-cell table:formula="of:=12500/307" office:value-type="float" office:value="40.7166123778502" calcext:value-type="float">
            <text:p>40.7166123778502</text:p>
          </table:table-cell>
          <table:table-cell/>
          <table:table-cell office:value-type="string" calcext:value-type="string">
            <text:p>Plan 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[.N$23]/3.3*[.$J$4]/1000000*100/[.$L26]+[.$M26]*400*[.N$23]/1000000" office:value-type="float" office:value="18.9545454545455" calcext:value-type="float">
            <text:p>18.9545454545455</text:p>
          </table:table-cell>
          <table:table-cell table:formula="of:=[.O$23]/3.3*[.$J$4]/1000000*100/[.$L26]+[.$M26]*400*[.O$23]/1000000" office:value-type="float" office:value="8.05568181818182" calcext:value-type="float">
            <text:p>8.05568181818182</text:p>
          </table:table-cell>
          <table:table-cell table:formula="of:=[.P$23]/3.3*[.$J$4]/1000000*100/[.$L26]+[.$M26]*400*[.P$23]/1000000" office:value-type="float" office:value="3.79090909090909" calcext:value-type="float">
            <text:p>3.79090909090909</text:p>
          </table:table-cell>
        </table:table-row>
        <table:table-row table:style-name="ro1">
          <table:table-cell table:number-columns-repeated="2"/>
          <table:table-cell table:formula="of:=[.C26]/1000000" office:value-type="float" office:value="10791.6" calcext:value-type="float">
            <text:p>10791.6</text:p>
          </table:table-cell>
          <table:table-cell office:value-type="string" calcext:value-type="string">
            <text:p>km2</text:p>
          </table:table-cell>
          <table:table-cell table:number-columns-repeated="2"/>
          <table:table-cell table:formula="of:=6500*0.02*[.H27]" office:value-type="float" office:value="427.142857142858" calcext:value-type="float">
            <text:p>427.142857142858</text:p>
          </table:table-cell>
          <table:table-cell table:formula="of:=3285714285.71429/1000000000" office:value-type="float" office:value="3.28571428571429" calcext:value-type="float">
            <text:p>3.28571428571429</text:p>
          </table:table-cell>
          <table:table-cell table:formula="of:=20300/307" office:value-type="float" office:value="66.1237785016287" calcext:value-type="float">
            <text:p>66.1237785016287</text:p>
          </table:table-cell>
          <table:table-cell/>
          <table:table-cell office:value-type="string" calcext:value-type="string">
            <text:p>Plan 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N$23]/3.3*[.$J$4]/1000000*100/[.$L27]+[.$M27]*400*[.N$23]/1000000" office:value-type="float" office:value="12.7272727272727" calcext:value-type="float">
            <text:p>12.7272727272727</text:p>
          </table:table-cell>
          <table:table-cell table:formula="of:=[.O$23]/3.3*[.$J$4]/1000000*100/[.$L27]+[.$M27]*400*[.O$23]/1000000" office:value-type="float" office:value="5.40909090909091" calcext:value-type="float">
            <text:p>5.40909090909091</text:p>
          </table:table-cell>
          <table:table-cell table:formula="of:=[.P$23]/3.3*[.$J$4]/1000000*100/[.$L27]+[.$M27]*400*[.P$23]/1000000" office:value-type="float" office:value="2.54545454545455" calcext:value-type="float">
            <text:p>2.54545454545455</text:p>
          </table:table-cell>
        </table:table-row>
        <table:table-row table:style-name="ro1">
          <table:table-cell table:number-columns-repeated="2"/>
          <table:table-cell table:formula="of:=[.C27]*100/[.C3]" office:value-type="float" office:value="35.1655370177268" calcext:value-type="float">
            <text:p>35.1655370177268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formula="of:=6500*0.02*[.H28]" office:value-type="float" office:value="224.714285714286" calcext:value-type="float">
            <text:p>224.714285714286</text:p>
          </table:table-cell>
          <table:table-cell table:formula="of:=1728571428.57143/1000000000" office:value-type="float" office:value="1.72857142857143" calcext:value-type="float">
            <text:p>1.72857142857143</text:p>
          </table:table-cell>
          <table:table-cell table:formula="of:=30688/307" office:value-type="float" office:value="99.9609120521173" calcext:value-type="float">
            <text:p>99.960912052117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table:formula="of:=[.N$23]/3.3*[.$J$4]/1000000*100/[.$L28]+[.$M28]*400*[.N$23]/1000000" office:value-type="float" office:value="13.8065454545455" calcext:value-type="float">
            <text:p>13.8065454545455</text:p>
          </table:table-cell>
          <table:table-cell table:formula="of:=[.O$23]/3.3*[.$J$4]/1000000*100/[.$L28]+[.$M28]*400*[.O$23]/1000000" office:value-type="float" office:value="5.86778181818182" calcext:value-type="float">
            <text:p>5.86778181818182</text:p>
          </table:table-cell>
          <table:table-cell table:formula="of:=[.P$23]/3.3*[.$J$4]/1000000*100/[.$L28]+[.$M28]*400*[.P$23]/1000000" office:value-type="float" office:value="2.76130909090909" calcext:value-type="float">
            <text:p>2.76130909090909</text:p>
          </table:table-cell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office:value-type="string" calcext:value-type="string">
            <text:p>km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torage halved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5]/2" office:value-type="float" office:value="6571428571.42857" calcext:value-type="float">
            <text:p>6571428571.42857</text:p>
          </table:table-cell>
          <table:table-cell office:value-type="string" calcext:value-type="string">
            <text:p>power wall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string" calcext:value-type="string">
            <text:p>km2 solar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Storage ¼</text:p>
          </table:table-cell>
          <table:table-cell table:formula="of:=[.C32]/2" office:value-type="float" office:value="3285714285.71429" calcext:value-type="float">
            <text:p>3285714285.71429</text:p>
          </table:table-cell>
          <table:table-cell office:value-type="string" calcext:value-type="string">
            <text:p>power wall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300" calcext:value-type="float">
            <text:p>20300</text:p>
          </table:table-cell>
          <table:table-cell office:value-type="string" calcext:value-type="string">
            <text:p>km2 solar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torage minimal</text:p>
          </table:table-cell>
          <table:table-cell table:formula="of:=24200000000/14" office:value-type="float" office:value="1728571428.57143" calcext:value-type="float">
            <text:p>1728571428.57143</text:p>
          </table:table-cell>
          <table:table-cell office:value-type="string" calcext:value-type="string">
            <text:p>power wall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688" calcext:value-type="float">
            <text:p>30688</text:p>
          </table:table-cell>
          <table:table-cell office:value-type="string" calcext:value-type="string">
            <text:p>km2 solar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nuk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hiang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wh/a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mand variabilit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(i.e. demand range from avg*(1-var) to avg*(1+var)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'=&gt;</text:p>
          </table:table-cell>
          <table:table-cell table:formula="of:=[.C4]*(1+[.C49])/[.C48]" office:value-type="float" office:value="49.7058823529412" calcext:value-type="float">
            <text:p>49.7058823529412</text:p>
          </table:table-cell>
          <table:table-cell table:number-columns-repeated="2"/>
          <table:table-cell table:formula="of:=2/17000" office:value-type="float" office:value="0.000117647058823529" calcext:value-type="float">
            <text:p>0.0001176470588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n centrale</text:p>
          </table:table-cell>
          <table:table-cell/>
          <table:table-cell table:formula="of:=30*[.C51]" office:value-type="float" office:value="1491.17647058824" calcext:value-type="float">
            <text:p>1491.176470588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(pas accident /an /centrale)</text:p>
          </table:table-cell>
          <table:table-cell/>
          <table:table-cell table:formula="of:=1-[.F51]" office:value-type="float" office:value="0.999882352941176" calcext:value-type="float">
            <text:p>0.999882352941176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(pas accident)</text:p>
          </table:table-cell>
          <table:table-cell/>
          <table:table-cell table:formula="of:=POWER([.F54];[.F52])" office:value-type="float" office:value="0.839085352617601" calcext:value-type="float">
            <text:p>0.839085352617601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(accident)</text:p>
          </table:table-cell>
          <table:table-cell/>
          <table:table-cell table:formula="of:=1-[.F56]" office:value-type="float" office:value="0.160914647382399" calcext:value-type="float">
            <text:p>0.160914647382399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Land loss per accident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km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Expected land loss</text:p>
          </table:table-cell>
          <table:table-cell/>
          <table:table-cell table:formula="of:=[.F63]*[.F59]" office:value-type="float" office:value="48.2743942147196" calcext:value-type="float">
            <text:p>48.2743942147196</text:p>
          </table:table-cell>
          <table:table-cell office:value-type="string" calcext:value-type="string">
            <text:p>km2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65]*100/[.C3]" office:value-type="float" office:value="0.157307071867569" calcext:value-type="float">
            <text:p>0.157307071867569</text:p>
          </table:table-cell>
          <table:table-cell office:value-type="string" calcext:value-type="string">
            <text:p>% territoire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formula="of:=0.37*[.F63]" office:value-type="float" office:value="111" calcext:value-type="float">
            <text:p>111</text:p>
          </table:table-cell>
          <table:table-cell office:value-type="string" calcext:value-type="string">
            <text:p>k person displaced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formula="of:=0.37*[.F65]" office:value-type="float" office:value="17.8615258594462" calcext:value-type="float">
            <text:p>17.861525859446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09:29:48.121864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22:36:10.518543375</meta:creation-date>
    <dc:date>2019-11-30T12:06:59.370561312</dc:date>
    <meta:editing-duration>PT49M13S</meta:editing-duration>
    <meta:editing-cycles>2</meta:editing-cycles>
    <meta:generator>LibreOffice/6.2.8.2$Linux_X86_64 LibreOffice_project/20$Build-2</meta:generator>
    <meta:document-statistic meta:table-count="1" meta:cell-count="175" meta:object-count="0"/>
  </office:meta>
</office:document-meta>
</file>